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580000001F5E87A96E919906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subtitle" style:list-style-name="L3">
      <style:graphic-properties draw:fill-color="#ffffff" fo:min-height="14.686cm"/>
    </style:style>
    <style:style style:name="pr4" style:family="presentation" style:parent-style-name="Standard-subtitle" style:list-style-name="L3">
      <style:graphic-properties draw:fill-color="#ffffff" fo:min-height="14.68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 style:list-style-name="L3">
      <style:graphic-properties draw:fill-color="#ffffff" fo:min-height="14.686cm"/>
    </style:style>
    <style:style style:name="pr7" style:family="presentation" style:parent-style-name="Standard-subtitle" style:list-style-name="L3">
      <style:graphic-properties draw:fill-color="#ffffff" fo:min-height="14.686cm"/>
    </style:style>
    <style:style style:name="pr8" style:family="presentation" style:parent-style-name="Standard-subtitle" style:list-style-name="L3">
      <style:graphic-properties draw:fill-color="#ffffff" fo:min-height="14.686cm"/>
    </style:style>
    <style:style style:name="pr9" style:family="presentation" style:parent-style-name="Standard-subtitle" style:list-style-name="L3">
      <style:graphic-properties draw:fill-color="#ffffff" fo:min-height="14.686cm"/>
    </style:style>
    <style:style style:name="pr10" style:family="presentation" style:parent-style-name="Standard-subtitle" style:list-style-name="L3">
      <style:graphic-properties draw:fill-color="#ffffff" fo:min-height="14.686cm"/>
    </style:style>
    <style:style style:name="pr11" style:family="presentation" style:parent-style-name="Standard-subtitle" style:list-style-name="L3">
      <style:graphic-properties draw:fill-color="#ffffff" fo:min-height="14.686cm"/>
    </style:style>
    <style:style style:name="pr12" style:family="presentation" style:parent-style-name="Standard-subtitle" style:list-style-name="L3">
      <style:graphic-properties draw:fill-color="#ffffff" fo:min-height="14.686cm"/>
    </style:style>
    <style:style style:name="P1" style:family="paragraph">
      <style:paragraph-properties fo:margin-top="0.6cm" fo:margin-bottom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2cm" fo:margin-bottom="0cm"/>
    </style:style>
    <style:style style:name="P5" style:family="paragraph">
      <style:paragraph-properties fo:margin-left="4cm" fo:margin-right="0cm" fo:margin-top="2cm" fo:margin-bottom="0cm" fo:text-indent="0cm"/>
    </style:style>
    <style:style style:name="P6" style:family="paragraph">
      <loext:graphic-properties draw:fill="none" draw:fill-color="#ffffff"/>
      <style:paragraph-properties fo:margin-top="2cm" fo:margin-bottom="0cm"/>
      <style:text-properties fo:font-size="54pt" style:font-size-asian="54pt" style:font-size-complex="5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text-properties fo:font-size="24pt"/>
    </style:style>
    <style:style style:name="P11" style:family="paragraph">
      <loext:graphic-properties draw:fill="none" draw:fill-color="#ffffff"/>
      <style:text-properties fo:font-size="24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margin-top="1.5cm" fo:margin-bottom="1.5cm" fo:text-align="center"/>
    </style:style>
    <style:style style:name="P15" style:family="paragraph">
      <style:text-properties style:font-name="Liberation Mono1"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text-properties style:font-name="Liberation Mono1"/>
    </style:style>
    <style:style style:name="P18" style:family="paragraph">
      <style:paragraph-properties fo:margin-top="0cm" fo:margin-bottom="0.5cm"/>
    </style:style>
    <style:style style:name="P19" style:family="paragraph">
      <style:paragraph-properties fo:margin-top="1cm" fo:margin-bottom="0.5cm" fo:text-align="center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margin-top="0cm" fo:margin-bottom="0.5cm" fo:text-align="start"/>
    </style:style>
    <style:style style:name="P22" style:family="paragraph">
      <style:paragraph-properties fo:margin-top="1cm" fo:margin-bottom="1.5cm" fo:text-align="center"/>
    </style:style>
    <style:style style:name="P23" style:family="paragraph">
      <style:paragraph-properties fo:margin-top="0cm" fo:margin-bottom="1cm" fo:text-align="center"/>
    </style:style>
    <style:style style:name="P24" style:family="paragraph">
      <style:paragraph-properties>
        <style:tab-stops/>
      </style:paragraph-properties>
    </style:style>
    <style:style style:name="P25" style:family="paragraph">
      <style:paragraph-properties fo:margin-top="1cm" fo:margin-bottom="0.5cm"/>
    </style:style>
    <style:style style:name="P26" style:family="paragraph">
      <style:paragraph-properties fo:margin-top="1cm" fo:margin-bottom="1cm" fo:text-align="center"/>
    </style:style>
    <style:style style:name="P27" style:family="paragraph">
      <style:paragraph-properties fo:margin-top="1cm" fo:margin-bottom="0.5cm" fo:text-align="start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fo:language="en" fo:country="US"/>
    </style:style>
    <style:style style:name="T4" style:family="text">
      <style:text-properties fo:font-size="32pt"/>
    </style:style>
    <style:style style:name="T5" style:family="text">
      <style:text-properties fo:font-size="32pt" fo:language="en" fo:country="US" fo:font-weight="bold" style:font-weight-asian="bold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1"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6" fo:font-size="36pt" style:font-size-asian="36pt" style:font-size-complex="36pt"/>
    </style:style>
    <style:style style:name="T12" style:family="text">
      <style:text-properties style:font-name="Liberation Sans6" fo:font-size="18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a933" fo:font-size="32pt"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Liberation Mono1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Liberation Sans5"/>
    </style:style>
    <style:style style:name="T21" style:family="text">
      <style:text-properties style:font-name="Liberation Sans5" fo:font-size="24pt" style:font-size-asian="24pt" style:font-size-complex="24pt"/>
    </style:style>
    <style:style style:name="T22" style:family="text">
      <style:text-properties style:font-name="Liberation Mono1" fo:font-size="24pt" style:font-size-asian="24pt" style:font-size-complex="24pt"/>
    </style:style>
    <style:style style:name="T23" style:family="text">
      <style:text-properties style:font-name="Liberation Sans5" fo:font-size="36pt" style:font-size-asian="36pt" style:font-size-complex="3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3pt" fo:font-style="normal" fo:text-shadow="none" style:text-underline-style="none" fo:font-weight="normal" style:letter-kerning="true" style:font-name-asian="WenQuanYi Zen Hei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Mono1" fo:font-size="23pt" style:font-size-asian="23pt" style:font-size-complex="23pt"/>
    </style:style>
    <style:style style:name="T27" style:family="text">
      <style:text-properties style:font-name="Liberation Sans5" fo:font-size="36pt" fo:font-weight="normal" style:font-size-asian="36pt" style:font-weight-asian="normal" style:font-size-complex="36pt" style:font-weight-complex="normal"/>
    </style:style>
    <style:style style:name="T28" style:family="text">
      <style:text-properties style:font-name="Liberation Sans5" fo:font-size="36pt" fo:font-weight="bold" style:font-size-asian="36pt" style:font-weight-asian="bold" style:font-size-complex="36pt" style:font-weight-complex="bold"/>
    </style:style>
    <style:style style:name="T29" style:family="text">
      <style:text-properties style:font-name="Liberation Mono1" fo:font-size="36pt" style:font-size-asian="36pt" style:font-size-complex="36pt"/>
    </style:style>
    <style:style style:name="T30" style:family="text">
      <style:text-properties fo:color="#00a933" fo:font-size="32pt" fo:language="en" fo:country="US" fo:font-weight="normal" style:font-weight-asian="normal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28pt" fo:language="en" fo:country="US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8pt" fo:language="en" fo:country="US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28pt" fo:language="en" fo:country="US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Mono1" fo:font-size="22pt" style:font-size-asian="22pt" style:font-size-complex="22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Liberation Sans5" fo:font-size="40pt" style:font-size-asian="40pt" style:font-size-complex="40pt"/>
    </style:style>
    <style:style style:name="T38" style:family="text">
      <style:text-properties fo:font-size="32pt" fo:font-weight="normal" style:font-weight-asian="normal" style:font-weight-complex="normal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size="54pt" fo:font-weight="bold" style:font-size-asian="54pt" style:font-weight-asian="bold" style:font-size-complex="54pt" style:font-weight-complex="bold"/>
    </style:style>
    <style:style style:name="T4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26cm" svg:height="4.6cm" svg:x="1.4cm" svg:y="14cm">
          <draw:text-box>
            <text:p>All rights to the presentation held by:</text:p>
            <text:p>Andreas Krüger, <text:a xlink:href="mailto:andreas.krueger@famsik.de" xlink:type="simple">andreas.krueger@famsik.de</text:a>, 2020 and 2022</text:p>
            <text:p text:style-name="P1">This work is licensed under a<text:line-break/><text:a xlink:href="https://creativecommons.org/licenses/by-sa/4.0/" xlink:type="simple">Creative Commons Attribution-ShareAlike 4.0 International License</text:a>.</text:p>
          </draw:text-box>
        </draw:frame>
        <draw:frame draw:style-name="gr2" draw:text-style-name="P3" draw:layer="layout" svg:width="2.327cm" svg:height="1cm" svg:x="21.873cm" svg:y="16.6cm">
          <draw:image xlink:href="Pictures/10000201000000580000001F5E87A96E91990691.png" xlink:type="simple" xlink:show="embed" xlink:actuate="onLoad" loext:mime-type="image/png">
            <text:p/>
          </draw:image>
        </draw:frame>
        <draw:frame draw:style-name="gr3" draw:text-style-name="P6" draw:layer="layout" svg:width="26.855cm" svg:height="9.526cm" svg:x="0.322cm" svg:y="2.2cm">
          <draw:text-box>
            <text:p text:style-name="P4"><text:span text:style-name="T1">Init for Docker and Kubernetes.</text:span></text:p>
            <text:list text:style-name="L2">
              <text:list-item>
                <text:p text:style-name="P5"><text:span text:style-name="T2">Stuff good to know.</text:span></text:p>
              </text:list-item>
              <text:list-item>
                <text:p text:style-name="P5"><text:span text:style-name="T2">How to do it with Pytho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text-style-name="P9" draw:layer="layout" svg:width="15.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3">Linux boot and </text:span><text:span text:style-name="T4">init</text:span></text:p>
              </text:list-item>
              <text:list-item>
                <text:p text:style-name="P8"><text:span text:style-name="T4">Signals</text:span></text:p>
              </text:list-item>
              <text:list-item>
                <text:p text:style-name="P8"><text:span text:style-name="T4">Signals: init is </text:span><text:span text:style-name="T3">different</text:span></text:p>
              </text:list-item>
              <text:list-item>
                <text:p text:style-name="P8"><text:span text:style-name="T4">Processes: system vs. exec</text:span></text:p>
              </text:list-item>
              <text:list-item>
                <text:p text:style-name="P8"><text:span text:style-name="T4">Processes: exit value</text:span></text:p>
              </text:list-item>
              <text:list-item>
                <text:p text:style-name="P8"><text:span text:style-name="T4">Orphan processes</text:span></text:p>
              </text:list-item>
              <text:list-item>
                <text:p text:style-name="P8"><text:span text:style-name="T4">Init: the orphanage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4" draw:text-style-name="P9" draw:layer="layout" svg:width="15.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5">Linux boot and </text:span><text:span text:style-name="T6">init</text:span></text:p>
              </text:list-item>
              <text:list-item>
                <text:p text:style-name="P8"><text:span text:style-name="T4">Signals</text:span></text:p>
              </text:list-item>
              <text:list-item>
                <text:p text:style-name="P8"><text:span text:style-name="T4">Signals: init is </text:span><text:span text:style-name="T3">different</text:span></text:p>
              </text:list-item>
              <text:list-item>
                <text:p text:style-name="P8"><text:span text:style-name="T4">Processes: system vs. exec</text:span></text:p>
              </text:list-item>
              <text:list-item>
                <text:p text:style-name="P8"><text:span text:style-name="T4">Processes: exit value</text:span></text:p>
              </text:list-item>
              <text:list-item>
                <text:p text:style-name="P8"><text:span text:style-name="T4">Orphan processes</text:span></text:p>
              </text:list-item>
              <text:list-item>
                <text:p text:style-name="P8"><text:span text:style-name="T4">Init: the orphanage</text:span></text:p>
              </text:list-item>
            </text:list>
            <text:p><text:span text:style-name="T4"/></text:p>
          </draw:text-box>
        </draw:frame>
        <draw:frame draw:style-name="gr3" draw:text-style-name="P11" draw:layer="layout" svg:width="7.216cm" svg:height="1.195cm" svg:x="1.584cm" svg:y="4.2cm">
          <draw:text-box>
            <text:p text:style-name="P10">Let's get started...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nux boot<text:line-break/><text:span text:style-name="T7">(simplified)</text:span></text:p>
          </draw:text-box>
        </draw:frame>
        <draw:frame presentation:style-name="pr5" draw:layer="layout" svg:width="25.199cm" svg:height="12.179cm" svg:x="1.4cm" svg:y="5.6cm" presentation:class="outline" presentation:user-transformed="true">
          <draw:text-box>
            <text:list text:style-name="L4">
              <text:list-item>
                <text:p>BIOS or UEFI loads boot loader, e.g., grub</text:p>
              </text:list-item>
              <text:list-item>
                <text:p>grub loads kernel + initrd ("initial RAM disk")</text:p>
              </text:list-item>
              <text:list-item>
                <text:p>kernel starts</text:p>
              </text:list-item>
              <text:list-item>
                <text:p>kernel mounts initrd as file system /</text:p>
              </text:list-item>
              <text:list-item>
                <text:p>kernel starts some init program</text:p>
              </text:list-item>
              <text:list-item>
                <text:p>that init program further initializes<text:line-break/>file systems, hardware, and processes as wante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8">Linux shutdown</text:span><text:span text:style-name="T8"><text:line-break/></text:span><text:span text:style-name="T7">(simplified)</text:span></text:p>
          </draw:text-box>
        </draw:frame>
        <draw:frame presentation:style-name="pr5" draw:layer="layout" svg:width="25.199cm" svg:height="3.686cm" svg:x="1.4cm" svg:y="8.6cm" presentation:class="outline" presentation:user-transformed="true">
          <draw:text-box>
            <text:p text:style-name="P13">When the init process stops running,<text:line-break/>the kernel switches off the light.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"init" is just a conventional na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he name of the program does not matter.</text:p>
              </text:list-item>
              <text:list-item>
                <text:p>Whichever process has process id 1 is init.</text:p>
              </text:list-item>
              <text:list-item>
                <text:p>That process id 1 is originally owned by the process first started by the kernel.</text:p>
              </text:list-item>
              <text:list-item>
                <text:p>A process can retire and ordain a successor that inherits the process id. More on that later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 (2 Terminals)</text:p>
          </draw:text-box>
        </draw:frame>
        <draw:frame presentation:style-name="pr5" draw:text-style-name="P15" draw:layer="layout" svg:width="25.199cm" svg:height="14.2cm" svg:x="1.8cm" svg:y="4cm" presentation:class="outline" presentation:user-transformed="true">
          <draw:text-box>
            <text:list text:style-name="L4">
              <text:list-item>
                <text:p><text:span text:style-name="T9">docker pull python:3.10-bullseye</text:span></text:p>
                <text:p><text:span text:style-name="T10">time docker run -ti </text:span><text:span text:style-name="T9">--rm --name=nn \</text:span><text:span text:style-name="T9"><text:line-break/></text:span><text:span text:style-name="T9">python:3.10-bullseye \</text:span><text:span text:style-name="T9"><text:line-break/></text:span><text:span text:style-name="T9">python3 -c 'import time; time.sleep(30)'</text:span></text:p>
              </text:list-item>
              <text:list-item>
                <text:p><text:span text:style-name="T9">docker exec nn ps -fax</text:span></text:p>
                <text:p text:style-name="P14"><text:span text:style-name="T11">The initial process started in a Docker </text:span><text:span text:style-name="T11">container</text:span><text:span text:style-name="T11"><text:line-break/></text:span><text:span text:style-name="T11">is init inside that container</text:span><text:span text:style-name="T11"><text:line-break/></text:span><text:span text:style-name="T11">(has process id 1).</text:span></text:p>
              </text:list-item>
            </text:list>
            <text:p text:style-name="P14"><text:span text:style-name="T11">A Kubernetes POD is typically</text:span><text:span text:style-name="T11"><text:line-break/></text:span><text:span text:style-name="T11">just another Docker container (or several).</text:span><text:span text:style-name="T11"><text:line-break/></text:span><text:span text:style-name="T12">What we try out here for Docker applies directly to Kubernete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6" draw:text-style-name="P9" draw:layer="layout" svg:width="15.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13">Linux boot and init</text:span><text:span text:style-name="T14"> </text:span><text:span text:style-name="T15">✔</text:span></text:p>
              </text:list-item>
              <text:list-item>
                <text:p text:style-name="P8"><text:span text:style-name="T6">Signals</text:span></text:p>
              </text:list-item>
              <text:list-item>
                <text:p text:style-name="P8"><text:span text:style-name="T4">Signals: init is </text:span><text:span text:style-name="T3">different</text:span></text:p>
              </text:list-item>
              <text:list-item>
                <text:p text:style-name="P8"><text:span text:style-name="T4">Processes: system vs. exec</text:span></text:p>
              </text:list-item>
              <text:list-item>
                <text:p text:style-name="P8"><text:span text:style-name="T4">Processes: exit value</text:span></text:p>
              </text:list-item>
              <text:list-item>
                <text:p text:style-name="P8"><text:span text:style-name="T4">Orphan processes</text:span></text:p>
              </text:list-item>
              <text:list-item>
                <text:p text:style-name="P8"><text:span text:style-name="T4">Init: the orphanage</text:span></text:p>
              </text:list-item>
            </text:list>
            <text:p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gnals</text:p>
          </draw:text-box>
        </draw:frame>
        <draw:frame presentation:style-name="pr5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A mechanism the kernel uses<text:line-break/>to communicate with programs.</text:p>
              </text:list-item>
              <text:list-item>
                <text:p>Different signals exist.</text:p>
              </text:list-item>
              <text:list-item>
                <text:p>The same signal can be referred to by name or number.</text:p>
              </text:list-item>
              <text:list-item>
                <text:p><text:span text:style-name="T16">Examples:</text:span></text:p>
              </text:list-item>
            </text:list>
            <text:list text:style-name="L5">
              <text:list-item>
                <text:list>
                  <text:list-item>
                    <text:p>You are writing to a pipe nobody reads (SIGPIPE, 7)</text:p>
                  </text:list-item>
                  <text:list-item>
                    <text:p>Your terminal has disconnected (SIGHUP, 1)</text:p>
                  </text:list-item>
                  <text:list-item>
                    <text:p>You access memory illegally (SIGSEGV, 11)</text:p>
                  </text:list-item>
                  <text:list-item>
                    <text:p><text:span text:style-name="T17">Please shut down (SIGTERM, 15)</text:span></text:p>
                  </text:list-item>
                  <text:list-item>
                    <text:p>You are dead (SIGKILL, 9)</text:p>
                  </text:list-item>
                </text:list>
              </text:list-item>
            </text:list>
            <text:list text:style-name="L4">
              <text:list-item>
                <text:p>For the complete list (there are dozends of signals):<text:line-break/><text:tab/><text:span text:style-name="T18">man 7 signal</text:span></text:p>
              </text:list-item>
            </text:list>
          </draw:text-box>
        </draw:frame>
        <draw:frame draw:style-name="gr3" draw:text-style-name="P16" draw:layer="layout" svg:width="6.386cm" svg:height="1.673cm" svg:x="20.2cm" svg:y="14.127cm">
          <draw:text-box>
            <text:p text:style-name="P13">Numbers dependent<text:line-break/>on CPU architecture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andle signals</text:p>
          </draw:text-box>
        </draw:frame>
        <draw:frame presentation:style-name="pr5" draw:layer="layout" svg:width="25.199cm" svg:height="13.6cm" svg:x="1.4cm" svg:y="4.343cm" presentation:class="outline" presentation:user-transformed="true">
          <draw:text-box>
            <text:list text:style-name="L4">
              <text:list-item>
                <text:p>The program registers a "signal handler" with the kernel.</text:p>
              </text:list-item>
              <text:list-item>
                <text:p>That is a function to be called by the kernel if the kernel wants to hand over a signal to the program.</text:p>
              </text:list-item>
              <text:list-item>
                <text:p>This function calls happens <text:span text:style-name="T17">in parallel</text:span>, whenever the kernel sees fit, independent of what else the program is doing.</text:p>
              </text:list-item>
              <text:list-item>
                <text:p>Language: The program "handles" or "has caught" the signal.</text:p>
              </text:list-item>
              <text:list-item>
                <text:p>Exception: Signal sigkill 9 "you are dead"<text:line-break/>cannot be caught or handled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ignals and Python<text:line-break/><text:span text:style-name="T19">parallel is never easy</text:span></text:p>
          </draw:text-box>
        </draw:frame>
        <draw:frame presentation:style-name="pr5" draw:layer="layout" svg:width="25.8cm" svg:height="13.2cm" svg:x="1.4cm" svg:y="4.6cm" presentation:class="outline" presentation:user-transformed="true">
          <draw:text-box>
            <text:list text:style-name="L4">
              <text:list-item>
                <text:p>Give your handler function to <text:span text:style-name="T18">signal.signal</text:span></text:p>
              </text:list-item>
              <text:list-item>
                <text:p><text:span text:style-name="T20">When the signal arrives, your function will be </text:span><text:span text:style-name="T20">called on the "main thread",</text:span></text:p>
              </text:list-item>
              <text:list-item>
                <text:p>but still in the middle of other stuff running on the main thread,<text:line-break/>interrupting that other stuff!</text:p>
              </text:list-item>
              <text:list-item>
                <text:p><text:span text:style-name="T20">You can use</text:span><text:span text:style-name="T18"> threading.Lock </text:span><text:span text:style-name="T20">to synchronize </text:span><text:span text:style-name="T20">data exchange.</text:span></text:p>
              </text:list-item>
              <text:list-item>
                <text:p>Doing so naively can give rise to dead locks:<text:line-break/>The main thread cannot give up the lock while being blocked by the handler trying to acquire that same lock.</text:p>
              </text:list-item>
              <text:list-item>
                <text:p>Possible solution: Let your handler function start a different thread<text:line-break/>and acquire locks only on that thread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0">Example: handle </text:span><text:span text:style-name="T18">sigterm</text:span></text:p>
          </draw:text-box>
        </draw:frame>
        <draw:frame presentation:style-name="pr5" draw:text-style-name="P17" draw:layer="layout" svg:width="21cm" svg:height="14.4cm" svg:x="3.4cm" svg:y="4cm" presentation:class="outline" presentation:user-transformed="true">
          <draw:text-box>
            <text:p><text:span text:style-name="T18">import signal</text:span><text:span text:style-name="T18"><text:line-break/></text:span><text:span text:style-name="T18">import threading</text:span><text:span text:style-name="T18"><text:line-break/></text:span><text:span text:style-name="T18">import queue</text:span><text:span text:style-name="T18"><text:line-break/></text:span><text:span text:style-name="T18"><text:line-break/></text:span><text:span text:style-name="T18">lock = threading.Lock()</text:span><text:span text:style-name="T18"><text:line-break/></text:span><text:span text:style-name="T18">threads_to_be_joined = queue.Queue() # </text:span><text:span text:style-name="T18">Joining not shown.</text:span></text:p>
            <text:p><text:span text:style-name="T18"><text:line-break/></text:span><text:span text:style-name="T18">def terminate(): ... # Access here, </text:span><text:span text:style-name="T18">you have the lock.</text:span><text:span text:style-name="T18"><text:line-break/></text:span><text:span text:style-name="T18"><text:line-break/></text:span><text:span text:style-name="T18">def sigterm_handler(_signo, </text:span><text:span text:style-name="T18">_stackframe):</text:span></text:p>
            <text:p><text:span text:style-name="T18"><text:s text:c="2"/></text:span><text:span text:style-name="T18">def handle_in_thread():</text:span></text:p>
            <text:p><text:span text:style-name="T18"><text:s text:c="4"/></text:span><text:span text:style-name="T18">threads_to_be_joined.put(threading.cur</text:span><text:span text:style-name="T18">rent_thread())</text:span></text:p>
            <text:p><text:span text:style-name="T18"><text:s text:c="4"/></text:span><text:span text:style-name="T18">with lock:</text:span></text:p>
            <text:p><text:span text:style-name="T18"><text:s text:c="6"/></text:span><text:span text:style-name="T18">terminate()</text:span></text:p>
            <text:p><text:span text:style-name="T18"><text:s text:c="2"/></text:span><text:span text:style-name="T18">threading.Thread(target = </text:span><text:span text:style-name="T18">handle_in_thread).start()</text:span></text:p>
            <text:p><text:span text:style-name="T18"/></text:p>
            <text:p><text:span text:style-name="T18">signal.signal(signal.SIGTERM, </text:span><text:span text:style-name="T18">sigterm_handler)</text:span></text:p>
            <text:list text:style-name="L4">
              <text:list-header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action</text:p>
          </draw:text-box>
        </draw:frame>
        <draw:frame presentation:style-name="pr5" draw:layer="layout" svg:width="25.199cm" svg:height="12.886cm" svg:x="1.4cm" svg:y="4.314cm" presentation:class="outline" presentation:user-transformed="true">
          <draw:text-box>
            <text:p>Kernel wants to send a certain signal,<text:line-break/>but the program hasn't registered a handler for that signal.</text:p>
            <text:p>Now, what?</text:p>
            <text:p>There's a default action defined in the kernel for that case.</text:p>
            <text:p>What actually happens depends on the signal,<text:line-break/>but most signals' default actions terminate the program.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7" draw:text-style-name="P9" draw:layer="layout" svg:width="15.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13">Linux boot and init</text:span><text:span text:style-name="T14"> </text:span><text:span text:style-name="T15">✔</text:span></text:p>
              </text:list-item>
              <text:list-item>
                <text:p text:style-name="P8"><text:span text:style-name="T13">Signals </text:span><text:span text:style-name="T15">✔</text:span></text:p>
              </text:list-item>
              <text:list-item>
                <text:p text:style-name="P8"><text:span text:style-name="T6">Signals: init is </text:span><text:span text:style-name="T5">different</text:span></text:p>
              </text:list-item>
              <text:list-item>
                <text:p text:style-name="P8"><text:span text:style-name="T4">Processes: system vs. exec</text:span></text:p>
              </text:list-item>
              <text:list-item>
                <text:p text:style-name="P8"><text:span text:style-name="T4">Processes: exit value</text:span></text:p>
              </text:list-item>
              <text:list-item>
                <text:p text:style-name="P8"><text:span text:style-name="T4">Orphan processes</text:span></text:p>
              </text:list-item>
              <text:list-item>
                <text:p text:style-name="P8"><text:span text:style-name="T4">Init: the orphanage</text:span></text:p>
              </text:list-item>
            </text:list>
            <text:p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it is different</text:p>
          </draw:text-box>
        </draw:frame>
        <draw:frame presentation:style-name="pr5" draw:layer="layout" svg:width="25.199cm" svg:height="13.093cm" svg:x="1.4cm" svg:y="4cm" presentation:class="outline" presentation:user-transformed="true">
          <draw:text-box>
            <text:p text:style-name="P13">When init terminates,<text:line-break/>the entire Linux machine stops<text:line-break/>(or the entire Docker container terminates).</text:p>
            <text:p text:style-name="P13">For that reason, the kernel default action code<text:line-break/>is special-cased for init.</text:p>
            <text:p text:style-name="P13">If the kernel wants to send a signal to process 1<text:line-break/>and there's no signal handler for that signal,<text:line-break/>the default action is to ignore the signal.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text-style-name="P20" draw:layer="layout" svg:width="25.199cm" svg:height="12.179cm" svg:x="1.4cm" svg:y="4.914cm" presentation:class="outline" presentation:user-transformed="true">
          <draw:text-box>
            <text:p text:style-name="P18"><text:span text:style-name="T21">At some Linux shell prompt (maybe acquired via</text:span><text:span text:style-name="T21"><text:line-break/></text:span><text:span text:style-name="T22">docker run --name nn -ti --rm python:3.10-bullseye </text:span><text:span text:style-name="T22">/bin/bash <text:s/></text:span><text:span text:style-name="T21">)</text:span></text:p>
            <text:list text:style-name="L6">
              <text:list-item>
                <text:p text:style-name="P18"><text:span text:style-name="T22">python -c 'import time; time.sleep(60)'</text:span></text:p>
              </text:list-item>
            </text:list>
            <text:list text:style-name="L4">
              <text:list-item>
                <text:p><text:span text:style-name="T22">ps ax | grep -P '\d python3.+import time'</text:span><text:span text:style-name="T22"><text:line-break/></text:span><text:span text:style-name="T22">kill -9 NNNNN</text:span></text:p>
              </text:list-item>
            </text:list>
            <text:p text:style-name="P19"><text:span text:style-name="T23">Now let's make the first the init process</text:span><text:span text:style-name="T23"><text:line-break/></text:span><text:span text:style-name="T23">in a Docker container:</text:span></text:p>
            <text:p text:style-name="P19"><text:span text:style-name="T23">prepend the first line with</text:span><text:span text:style-name="T23"><text:line-break/></text:span><text:span text:style-name="T22">docker run --name nn -ti --rm python:3.10-bullseye</text:span></text:p>
            <text:p text:style-name="P13"><text:span text:style-name="T23">and the other lines with</text:span><text:span text:style-name="T23"><text:line-break/></text:span><text:span text:style-name="T22">docker exec -ti nn /bin/bash</text:span><text:span text:style-name="T22"><text:line-break/></text:span><text:span text:style-name="T2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5" draw:text-style-name="P20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 text:style-name="P21"><text:span text:style-name="T24">This program has no handler for sigterm:</text:span></text:p>
                <text:p text:style-name="P21"><text:span text:style-name="T25">docker run --name nn -ti --rm python:3.10-bullseye </text:span><text:span text:style-name="T25">\</text:span><text:span text:style-name="T25"><text:line-break/></text:span><text:span text:style-name="T25"> <text:s/></text:span><text:span text:style-name="T26">python3 -c 'import time; time.sleep(120)'</text:span></text:p>
              </text:list-item>
            </text:list>
            <text:p text:style-name="P22"><text:span text:style-name="T27">If this program is your init, Docker (or </text:span><text:span text:style-name="T27">Kubernetes)</text:span><text:span text:style-name="T28"><text:line-break/></text:span><text:span text:style-name="T28">will not be able to shut it down cleanly.</text:span></text:p>
            <text:list text:style-name="L4">
              <text:list-item>
                <text:p text:style-name="P8"><text:span text:style-name="T29">time docker stop nn</text:span></text:p>
              </text:list-item>
            </text:list>
            <text:p text:style-name="P19"><text:span text:style-name="T23">After (typically) 10 seconds after sending the </text:span><text:span text:style-name="T23">signal,</text:span><text:span text:style-name="T23"><text:line-break/></text:span><text:span text:style-name="T23">the system becomes impatient</text:span><text:span text:style-name="T23"><text:line-break/></text:span><text:span text:style-name="T28">and crashes your program.</text:span><text:span text:style-name="T22"><text:line-break/></text:span><text:span text:style-name="T2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ne job of init in Docker: sigterm</text:p>
          </draw:text-box>
        </draw:frame>
        <draw:frame presentation:style-name="pr5" draw:layer="layout" svg:width="25.6cm" svg:height="13.6cm" svg:x="0.999cm" svg:y="3.8cm" presentation:class="outline" presentation:user-transformed="true">
          <draw:text-box>
            <text:p text:style-name="P23"><text:span text:style-name="T2">In a Docker container,</text:span><text:span text:style-name="T2"><text:line-break/></text:span><text:span text:style-name="T2">init should handle sigterm.</text:span></text:p>
            <text:list text:style-name="L4">
              <text:list-item>
                <text:p text:style-name="P24">If your init is your application,<text:line-break/>your application should cleanly and swiftly shut down<text:line-break/>(saving what may need to be saved).</text:p>
              </text:list-item>
              <text:list-item>
                <text:p>If your init starts the real application,<text:line-break/>init should forward sigterm to the real application<text:line-break/>and wait for it to shut down.</text:p>
              </text:list-item>
            </text:list>
            <text:p text:style-name="P13">If crashing is all you want your app to do,<text:line-break/>why wait 10 seconds?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8" draw:text-style-name="P9" draw:layer="layout" svg:width="15.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13">Linux boot and init</text:span><text:span text:style-name="T14"> </text:span><text:span text:style-name="T15">✔</text:span></text:p>
              </text:list-item>
              <text:list-item>
                <text:p text:style-name="P8"><text:span text:style-name="T13">Signals </text:span><text:span text:style-name="T15">✔</text:span></text:p>
              </text:list-item>
              <text:list-item>
                <text:p text:style-name="P8"><text:span text:style-name="T16">Signals: init is </text:span><text:span text:style-name="T13">different </text:span><text:span text:style-name="T30">✔</text:span></text:p>
              </text:list-item>
              <text:list-item>
                <text:p text:style-name="P8"><text:span text:style-name="T6">Processes: system vs. exec</text:span></text:p>
              </text:list-item>
              <text:list-item>
                <text:p text:style-name="P8"><text:span text:style-name="T4">Processes: exit value</text:span></text:p>
              </text:list-item>
              <text:list-item>
                <text:p text:style-name="P8"><text:span text:style-name="T4">Orphan processes</text:span></text:p>
              </text:list-item>
              <text:list-item>
                <text:p text:style-name="P8"><text:span text:style-name="T4">Init: the orphanage</text:span></text:p>
              </text:list-item>
            </text:list>
            <text:p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stem vs. exec</text:p>
          </draw:text-box>
        </draw:frame>
        <draw:frame presentation:style-name="pr5" draw:layer="layout" svg:width="26cm" svg:height="12.179cm" svg:x="1.4cm" svg:y="4.914cm" presentation:class="outline" presentation:user-transformed="true">
          <draw:text-box>
            <text:list text:style-name="L4">
              <text:list-item>
                <text:p>"system"</text:p>
                <text:list>
                  <text:list-item>
                    <text:p><text:span text:style-name="T31">Python: </text:span><text:span text:style-name="T32">subprocess.run</text:span><text:span text:style-name="T33"> or </text:span><text:span text:style-name="T32">subprocess.popen</text:span><text:span text:style-name="T32"><text:line-break/></text:span><text:span text:style-name="T31">(old style:</text:span><text:span text:style-name="T20"> </text:span><text:span text:style-name="T18">os.system</text:span><text:span text:style-name="T20"> ).</text:span></text:p>
                  </text:list-item>
                  <text:list-item>
                    <text:p><text:span text:style-name="T20">This is also what the shell normally does.</text:span></text:p>
                  </text:list-item>
                </text:list>
              </text:list-item>
              <text:list-item>
                <text:p>starts a new "child" program</text:p>
              </text:list-item>
              <text:list-item>
                <text:p>the "parent" program can</text:p>
                <text:list>
                  <text:list-item>
                    <text:p>interact</text:p>
                  </text:list-item>
                  <text:list-item>
                    <text:p>find out what became of it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023cm" svg:height="0.962cm" svg:x="16.6cm" svg:y="15.638cm">
          <draw:text-box>
            <text:p>We'll get to that.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stem vs. exec</text:p>
          </draw:text-box>
        </draw:frame>
        <draw:frame presentation:style-name="pr5" draw:layer="layout" svg:width="26cm" svg:height="12.179cm" svg:x="1.4cm" svg:y="4cm" presentation:class="outline" presentation:user-transformed="true">
          <draw:text-box>
            <text:list text:style-name="L4">
              <text:list-item>
                <text:p>"exec"</text:p>
                <text:list>
                  <text:list-item>
                    <text:p>in Python: <text:span text:style-name="T18">os.exec* </text:span><text:span text:style-name="T20">functions</text:span></text:p>
                  </text:list-item>
                  <text:list-item>
                    <text:p><text:span text:style-name="T20">in Shell: </text:span><text:span text:style-name="T18">exec </text:span></text:p>
                  </text:list-item>
                </text:list>
              </text:list-item>
              <text:list-item>
                <text:p>replaces the program that calls "exec"<text:line-break/>with a successor.</text:p>
              </text:list-item>
              <text:list-item>
                <text:p>The successor inherits the process id.</text:p>
              </text:list-item>
              <text:list-item>
                <text:p>So the successor of init still has process id 1,<text:line-break/>so it inherits the init role with all peculiarities and dutie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y out system and exec</text:p>
          </draw:text-box>
        </draw:frame>
        <draw:frame presentation:style-name="pr5" draw:text-style-name="P20" draw:layer="layout" svg:width="25.8cm" svg:height="12.179cm" svg:x="1.4cm" svg:y="4.914cm" presentation:class="outline" presentation:user-transformed="true">
          <draw:text-box>
            <text:list text:style-name="L6">
              <text:list-item>
                <text:p text:style-name="P21"><text:span text:style-name="T34">docker run --name n1 -ti --rm python:3.10-bullseye \</text:span><text:span text:style-name="T34"><text:line-break/></text:span><text:span text:style-name="T34"> <text:s/>/bin/sh -c 'sleep 90'</text:span></text:p>
              </text:list-item>
              <text:list-item>
                <text:p text:style-name="P21"><text:span text:style-name="T34">docker exec -ti n1 ps fax</text:span><text:span text:style-name="T34"><text:line-break/></text:span><text:span text:style-name="T34">docker stop n1</text:span></text:p>
              </text:list-item>
              <text:list-item>
                <text:p text:style-name="P21"><text:span text:style-name="T34">docker run --name n2 -ti --rm python:3.10-bullseye \</text:span><text:span text:style-name="T34"><text:line-break/></text:span><text:span text:style-name="T34"> <text:s/>/bin/sh -c 'exec sleep 90'</text:span></text:p>
              </text:list-item>
              <text:list-item>
                <text:p text:style-name="P21"><text:span text:style-name="T34">docker exec -ti n2 ps fax</text:span><text:span text:style-name="T34"><text:line-break/></text:span><text:span text:style-name="T34">docker stop n2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9" draw:text-style-name="P9" draw:layer="layout" svg:width="1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13">Linux boot and init</text:span><text:span text:style-name="T14"> </text:span><text:span text:style-name="T15">✔</text:span></text:p>
              </text:list-item>
              <text:list-item>
                <text:p text:style-name="P8"><text:span text:style-name="T13">Signals </text:span><text:span text:style-name="T15">✔</text:span></text:p>
              </text:list-item>
              <text:list-item>
                <text:p text:style-name="P8"><text:span text:style-name="T16">Signals: init is </text:span><text:span text:style-name="T13">different </text:span><text:span text:style-name="T30">✔</text:span></text:p>
              </text:list-item>
              <text:list-item>
                <text:p text:style-name="P8"><text:span text:style-name="T13">Processes: system vs. exec</text:span><text:span text:style-name="T13"> </text:span><text:span text:style-name="T30">✔</text:span></text:p>
              </text:list-item>
              <text:list-item>
                <text:p text:style-name="P8"><text:span text:style-name="T6">Processes: exit value</text:span></text:p>
              </text:list-item>
              <text:list-item>
                <text:p text:style-name="P8"><text:span text:style-name="T4">Orphan processes</text:span></text:p>
              </text:list-item>
              <text:list-item>
                <text:p text:style-name="P8"><text:span text:style-name="T4">Init: the orphanage</text:span></text:p>
              </text:list-item>
            </text:list>
            <text:p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final verdict: The exit value.</text:p>
          </draw:text-box>
        </draw:frame>
        <draw:frame presentation:style-name="pr5" draw:layer="layout" svg:width="25.199cm" svg:height="13.886cm" svg:x="1.4cm" svg:y="4.914cm" presentation:class="outline" presentation:user-transformed="true">
          <draw:text-box>
            <text:p>UNIX / Linux – Convention:</text:p>
            <text:list text:style-name="L4">
              <text:list-item>
                <text:p>Exit value 0 means: All's well</text:p>
              </text:list-item>
              <text:list-item>
                <text:p>Any exit value != 0 (1 to 255) means: failure</text:p>
              </text:list-item>
              <text:list-item>
                <text:p><text:span text:style-name="T20">In Python:</text:span><text:span text:style-name="T18"> subprocess.run( …, </text:span><text:span text:style-name="T18">check=true, …)</text:span><text:span text:style-name="T18"><text:line-break/></text:span><text:span text:style-name="T20">translates the exit value of the program called</text:span><text:span text:style-name="T20"><text:line-break/></text:span><text:span text:style-name="T20">into an error that's raised, if not 0.</text:span></text:p>
              </text:list-item>
              <text:list-item>
                <text:p><text:span text:style-name="T20">The shell provides the exit value of the last </text:span><text:span text:style-name="T20">program it ran via</text:span><text:span text:style-name="T18"> $?</text:span></text:p>
              </text:list-item>
            </text:list>
            <text:p text:style-name="P25">Experiment:</text:p>
            <text:p><text:span text:style-name="T18">true; echo $?</text:span></text:p>
            <text:p><text:span text:style-name="T18">false; echo $?</text:span></text:p>
            <text:p><text:span text:style-name="T18">python -c 'import sys; sys.exit(7)'; </text:span><text:span text:style-name="T18">echo $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Job von Docker - init</text:p>
          </draw:text-box>
        </draw:frame>
        <draw:frame presentation:style-name="pr5" draw:layer="layout" svg:width="25.199cm" svg:height="12.286cm" svg:x="1.4cm" svg:y="4.914cm" presentation:class="outline" presentation:user-transformed="true">
          <draw:text-box>
            <text:p text:style-name="P26"><text:span text:style-name="T35">Be honest to your runtime environment</text:span><text:span text:style-name="T35"><text:line-break/></text:span><text:span text:style-name="T35">and tell it whether all is well or not.</text:span></text:p>
            <text:p>Beginner's mistake:</text:p>
            <text:p>The application cannot reach its database<text:line-break/>but does not immediately fail (with an exit value != 0),<text:line-break/>but keeps on going.</text:p>
            <text:p>In a Kubernetes world, this will lead to the previous version<text:line-break/>(that may still have been able to reach the database)<text:line-break/>to be replaced by the new broken one (that no longer is).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ents, watch your kids!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4">
              <text:list-item>
                <text:p>Processes are in a hirarchy.</text:p>
              </text:list-item>
              <text:list-item>
                <text:p>A process X start another process Y:<text:line-break/>X becomes the parent of Y, has a child to take care of.</text:p>
              </text:list-item>
              <text:list-item>
                <text:p>Parent processes typically outlive their children.</text:p>
              </text:list-item>
              <text:list-item>
                <text:p>A parent has some moral obligation to process the exit value of all its children.</text:p>
              </text:list-item>
              <text:list-item>
                <text:p><text:span text:style-name="T36">Under the hood:</text:span><text:span text:style-name="T36"><text:line-break/></text:span><text:span text:style-name="T36">The kernel tells you a child terminated via the SIGCHLD-signal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10" draw:text-style-name="P9" draw:layer="layout" svg:width="1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13">Linux boot and init</text:span><text:span text:style-name="T14"> </text:span><text:span text:style-name="T15">✔</text:span></text:p>
              </text:list-item>
              <text:list-item>
                <text:p text:style-name="P8"><text:span text:style-name="T13">Signals </text:span><text:span text:style-name="T15">✔</text:span></text:p>
              </text:list-item>
              <text:list-item>
                <text:p text:style-name="P8"><text:span text:style-name="T16">Signals: init is </text:span><text:span text:style-name="T13">different </text:span><text:span text:style-name="T30">✔</text:span></text:p>
              </text:list-item>
              <text:list-item>
                <text:p text:style-name="P8"><text:span text:style-name="T13">Processes: system vs. exec</text:span><text:span text:style-name="T13"> </text:span><text:span text:style-name="T30">✔</text:span></text:p>
              </text:list-item>
              <text:list-item>
                <text:p text:style-name="P8"><text:span text:style-name="T13">Processes: exit value</text:span><text:span text:style-name="T13"> </text:span><text:span text:style-name="T30">✔</text:span></text:p>
              </text:list-item>
              <text:list-item>
                <text:p text:style-name="P8"><text:span text:style-name="T6">Orphan processes</text:span></text:p>
              </text:list-item>
              <text:list-item>
                <text:p text:style-name="P8"><text:span text:style-name="T4">Init: the orphanage</text:span></text:p>
              </text:list-item>
            </text:list>
            <text:p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rphan processe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4">
              <text:list-item>
                <text:p>Each running process uses up quite a few resources,<text:line-break/>in particular: One slot in the kernel's process table.<text:line-break/>(The process id is the index into that table.)</text:p>
              </text:list-item>
              <text:list-item>
                <text:p>After termination, the process still occupies one slot in the kernel's process table.</text:p>
              </text:list-item>
              <text:list-item>
                <text:p>This is where the kernel keeps the exit value<text:line-break/>until someone comes and asks for it.</text:p>
              </text:list-item>
              <text:list-item>
                <text:p>A terminated process with nobody asking for the exit value is called "orphan" or "zombie process" or "defunct"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create a zombie</text:p>
          </draw:text-box>
        </draw:frame>
        <draw:frame presentation:style-name="pr5" draw:layer="layout" svg:width="25.8cm" svg:height="12.886cm" svg:x="1.4cm" svg:y="4.914cm" presentation:class="outline" presentation:user-transformed="true">
          <draw:text-box>
            <text:list text:style-name="L4">
              <text:list-item>
                <text:p><text:span text:style-name="T34">docker run -ti --name=nn --rm python:3.10-bullseye \</text:span><text:span text:style-name="T34"><text:line-break/></text:span><text:span text:style-name="T34">sh -c 'exec sleep 600'</text:span></text:p>
              </text:list-item>
              <text:list-item>
                <text:p><text:span text:style-name="T34">docker exec -ti nn sh -c 'sleep 2 &amp; ps fax'</text:span><text:span text:style-name="T34"><text:line-break/></text:span><text:span text:style-name="T34">docker exec -ti nn ps fax</text:span></text:p>
              </text:list-item>
            </text:list>
            <text:p text:style-name="P19"><text:span text:style-name="T37">A zombie process in a container </text:span><text:span text:style-name="T37">occupies a process table slot</text:span><text:span text:style-name="T37"><text:line-break/></text:span><text:span text:style-name="T37">of the Docker host or Kubernetes node!</text:span></text:p>
            <text:list text:continue-numbering="true" text:style-name="L4">
              <text:list-item>
                <text:p text:style-name="P27"><text:span text:style-name="T34">ps ax | grep defunct # On Linux, you see the zombi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11" draw:text-style-name="P9" draw:layer="layout" svg:width="1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13">Linux boot and init</text:span><text:span text:style-name="T14"> </text:span><text:span text:style-name="T15">✔</text:span></text:p>
              </text:list-item>
              <text:list-item>
                <text:p text:style-name="P8"><text:span text:style-name="T13">Signals </text:span><text:span text:style-name="T15">✔</text:span></text:p>
              </text:list-item>
              <text:list-item>
                <text:p text:style-name="P8"><text:span text:style-name="T16">Signals: init is </text:span><text:span text:style-name="T13">different </text:span><text:span text:style-name="T30">✔</text:span></text:p>
              </text:list-item>
              <text:list-item>
                <text:p text:style-name="P8"><text:span text:style-name="T13">Processes: system vs. exec</text:span><text:span text:style-name="T13"> </text:span><text:span text:style-name="T30">✔</text:span></text:p>
              </text:list-item>
              <text:list-item>
                <text:p text:style-name="P8"><text:span text:style-name="T13">Processes: exit value</text:span><text:span text:style-name="T13"> </text:span><text:span text:style-name="T30">✔</text:span></text:p>
              </text:list-item>
              <text:list-item>
                <text:p text:style-name="P8"><text:span text:style-name="T13">Orphan processes</text:span><text:span text:style-name="T13"> </text:span><text:span text:style-name="T30">✔</text:span></text:p>
              </text:list-item>
              <text:list-item>
                <text:p text:style-name="P8"><text:span text:style-name="T6">Init: the orphanage</text:span></text:p>
              </text:list-item>
            </text:list>
            <text:p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it to the rescue, init the orphanage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4">
              <text:list-item>
                <text:p>The kernel reports zombie processes to init.</text:p>
              </text:list-item>
              <text:list-item>
                <text:p>Init can and should ask the kernel for the exit value.</text:p>
              </text:list-item>
              <text:list-item>
                <text:p>If init fails to do this, a zombie will remain.</text:p>
              </text:list-item>
              <text:list-item>
                <text:p><text:span text:style-name="T16">In extreme cases, no new processes can be </text:span><text:span text:style-name="T16">started inside the container. That means: No </text:span><text:span text:style-name="T16">shell script can run.</text:span></text:p>
              </text:list-item>
              <text:list-item>
                <text:p><text:span text:style-name="T16">In even more extreme cases, no new processes </text:span><text:span text:style-name="T16">can be run on the Docker host or Kubernetes </text:span><text:span text:style-name="T16">node.</text:span></text:p>
              </text:list-item>
              <text:list-item>
                <text:p>This is a appalling state to be in.<text:line-break/>You don't want to go the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e're done with the agenda.</text:p>
          </draw:text-box>
        </draw:frame>
        <draw:frame presentation:style-name="pr12" draw:text-style-name="P9" draw:layer="layout" svg:width="16cm" svg:height="14.686cm" svg:x="7.4cm" svg:y="4.514cm" presentation:class="subtitle" presentation:user-transformed="true">
          <draw:text-box>
            <text:list text:style-name="L3">
              <text:list-item>
                <text:p text:style-name="P8"><text:span text:style-name="T13">Linux boot and init</text:span><text:span text:style-name="T14"> </text:span><text:span text:style-name="T15">✔</text:span></text:p>
              </text:list-item>
              <text:list-item>
                <text:p text:style-name="P8"><text:span text:style-name="T13">Signals </text:span><text:span text:style-name="T15">✔</text:span></text:p>
              </text:list-item>
              <text:list-item>
                <text:p text:style-name="P8"><text:span text:style-name="T16">Signals: init is </text:span><text:span text:style-name="T13">different </text:span><text:span text:style-name="T30">✔</text:span></text:p>
              </text:list-item>
              <text:list-item>
                <text:p text:style-name="P8"><text:span text:style-name="T13">Processes: system vs. exec</text:span><text:span text:style-name="T13"> </text:span><text:span text:style-name="T30">✔</text:span></text:p>
              </text:list-item>
              <text:list-item>
                <text:p text:style-name="P8"><text:span text:style-name="T13">Processes: exit value</text:span><text:span text:style-name="T13"> </text:span><text:span text:style-name="T30">✔</text:span></text:p>
              </text:list-item>
              <text:list-item>
                <text:p text:style-name="P8"><text:span text:style-name="T13">Orphan processes</text:span><text:span text:style-name="T13"> </text:span><text:span text:style-name="T30">✔</text:span></text:p>
              </text:list-item>
              <text:list-item>
                <text:p text:style-name="P8"><text:span text:style-name="T13">Init: the orphanage </text:span><text:span text:style-name="T30">✔</text:span></text:p>
              </text:list-item>
            </text:list>
            <text:p><text:span text:style-name="T38"/></text:p>
          </draw:text-box>
        </draw:frame>
        <draw:frame draw:style-name="gr5" draw:text-style-name="P29" draw:layer="layout" svg:width="4.4cm" svg:height="2cm" svg:x="20.6cm" svg:y="14.2cm">
          <draw:text-box>
            <text:p text:style-name="P28"><text:span text:style-name="T35">But… 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hameless plug / bonus material<text:line-break/><text:span text:style-name="T39">(this and one more slide)</text:span></text:p>
          </draw:text-box>
        </draw:frame>
        <draw:frame presentation:style-name="pr5" draw:layer="layout" svg:width="25.199cm" svg:height="8.486cm" svg:x="1.6cm" svg:y="5.514cm" presentation:class="outline" presentation:user-transformed="true">
          <draw:text-box>
            <text:p text:style-name="P13"><text:span text:style-name="T40">yasinit</text:span></text:p>
            <text:p text:style-name="P13"><text:span text:style-name="T41">"Yet another simple init"</text:span></text:p>
            <text:p text:style-name="P13"><text:a xlink:href="https://github.com/aknrdureegaesr/yasinit" xlink:type="simple">https://github.com/aknrdureegaesr/yasinit</text:a></text:p>
            <text:p text:style-name="P13">Python3, Apache License.</text:p>
          </draw:text-box>
        </draw:frame>
        <draw:frame draw:style-name="gr3" draw:text-style-name="P2" draw:layer="layout" svg:width="9.527cm" svg:height="1.018cm" svg:x="15.873cm" svg:y="14.582cm">
          <draw:text-box>
            <text:p>Has this talk in <text:span text:style-name="T18">branch_talk</text:span> . 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ign decisions yasinit</text:p>
          </draw:text-box>
        </draw:frame>
        <draw:frame presentation:style-name="pr5" draw:layer="layout" svg:width="25.199cm" svg:height="13.6cm" svg:x="1.2cm" svg:y="4.563cm" presentation:class="outline" presentation:user-transformed="true">
          <draw:text-box>
            <text:list text:style-name="L4">
              <text:list-item>
                <text:p>Implement using Python.</text:p>
              </text:list-item>
              <text:list-item>
                <text:p>Can start one or several programs.</text:p>
                <text:list>
                  <text:list-item>
                    <text:p>One possible via command line interface,</text:p>
                  </text:list-item>
                  <text:list-item>
                    <text:p>any number via simple config file.</text:p>
                  </text:list-item>
                </text:list>
              </text:list-item>
              <text:list-item>
                <text:p>If one of the programs terminates, give up.<text:line-break/>Restarting left to Kubernetes, systemd, … </text:p>
              </text:list-item>
              <text:list-item>
                <text:p>Log via stderr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3.506cm" svg:x="1.8cm" svg:y="7.4cm" presentation:class="title" presentation:user-transformed="true">
          <draw:text-box>
            <text:p>Questions? Remarks?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svg:stroke-color="#3465a4" draw:fill="solid" draw:fill-color="#729fcf" draw:textarea-horizontal-align="justify" draw:shadow="hidden" draw:shadow-offset-x="0.2cm" draw:shadow-offset-y="0.2cm" draw:shadow-color="#808080"/>
      <style:paragraph-properties fo:text-align="start">
        <style:tab-stops/>
      </style:paragraph-properties>
      <style:text-properties fo:color="#000000" style:font-name="Liberation Sans2" fo:font-family="'Liberation Sans'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shadow-color="#000000"/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svg:stroke-color="#3465a4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cm" fo:margin-bottom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text:date style:data-style-name="D4" text:date-value="2022-02-22">22.02.2022</text:date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7cm" svg:y="19.131cm">
        <draw:text-box>
          <text:p text:style-name="MP7"><text:span text:style-name="MT1"><text:page-number>&lt;Foliennummer&gt;</text:page-number></text:span><text:span text:style-name="MT1"><text:s/>/ </text:span><text:span text:style-name="MT1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Krüger</meta:initial-creator>
    <meta:creation-date>2016-11-13T20:35:21.584667923</meta:creation-date>
    <dc:date>2022-02-22T21:24:22.942055183</dc:date>
    <meta:editing-duration>PT18H17M16S</meta:editing-duration>
    <meta:editing-cycles>125</meta:editing-cycles>
    <meta:generator>LibreOffice/6.1.5.2$Linux_X86_64 LibreOffice_project/10$Build-2</meta:generator>
    <meta:document-statistic meta:object-count="166"/>
  </office:meta>
</office:document-meta>
</file>